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2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officeooo:rsid="0001e0c9" officeooo:paragraph-rsid="0001e0c9"/>
    </style:style>
    <style:style style:name="P6" style:family="paragraph" style:parent-style-name="Standard">
      <style:paragraph-properties fo:line-height="100%"/>
      <style:text-properties fo:font-size="10pt" fo:font-weight="bold" officeooo:rsid="0001e0c9" officeooo:paragraph-rsid="0001e0c9" style:font-size-asian="10pt" style:font-weight-asian="bold" style:font-size-complex="10pt" style:font-weight-complex="bold"/>
    </style:style>
    <style:style style:name="P7" style:family="paragraph" style:parent-style-name="Standard">
      <style:paragraph-properties fo:line-height="100%"/>
      <style:text-properties fo:font-size="10.5pt" fo:font-weight="normal" officeooo:rsid="0001e0c9" officeooo:paragraph-rsid="0001e0c9" style:font-size-asian="10.5pt" style:font-weight-asian="normal" style:font-size-complex="10.5pt" style:font-weight-complex="normal"/>
    </style:style>
    <style:style style:name="P8" style:family="paragraph" style:parent-style-name="Standard" style:master-page-name="Standard">
      <style:paragraph-properties style:page-number="auto"/>
    </style:style>
    <style:style style:name="P9" style:family="paragraph" style:parent-style-name="Normal_20__28_Web_29_">
      <style:paragraph-properties fo:margin-top="0in" fo:margin-bottom="0in" loext:contextual-spacing="false"/>
    </style:style>
    <style:style style:name="P10" style:family="paragraph" style:parent-style-name="Normal_20__28_Web_29_">
      <style:paragraph-properties fo:margin-top="0in" fo:margin-bottom="0in" loext:contextual-spacing="false"/>
      <style:text-properties fo:font-size="10.5pt" style:font-size-asian="10.5pt"/>
    </style:style>
    <style:style style:name="P11" style:family="paragraph" style:parent-style-name="Normal_20__28_Web_29_">
      <style:paragraph-properties fo:margin-top="0in" fo:margin-bottom="0in" loext:contextual-spacing="false"/>
      <style:text-properties fo:font-size="10.5pt" officeooo:rsid="0001e0c9" officeooo:paragraph-rsid="0001e0c9" style:font-size-asian="10.5pt"/>
    </style:style>
    <style:style style:name="P12" style:family="paragraph" style:parent-style-name="Normal_20__28_Web_29_">
      <style:paragraph-properties fo:margin-top="0in" fo:margin-bottom="0in" loext:contextual-spacing="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2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01e0c9"/>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me:<text:span text:style-name="T6">Drew Underwood</text:span></text:p>
      <text:p text:style-name="Standard">Section:<text:span text:style-name="T6">E</text:span></text:p>
      <text:p text:style-name="Standard">University ID:<text:span text:style-name="T6">725791090</text:span></text:p>
      <text:p text:style-name="Standard"/>
      <text:p text:style-name="P1"><text:span text:style-name="T2">Lab 3 Report</text:span></text:p>
      <text:p text:style-name="P2"/>
      <text:p text:style-name="P2">Summary:</text:p>
      <text:p text:style-name="P4">10pts</text:p>
      <text:p text:style-name="P2"><draw:frame draw:style-name="fr1" draw:name="Frame1" text:anchor-type="char" svg:x="-0.0417in" svg:y="0.0382in" svg:width="5.7598in" svg:height="2.052in" draw:z-index="3"><draw:text-box><text:p text:style-name="P5">Throughout this lab we were introduced to the implementation of pthreads. The first few steps were to show us the significance of joining threads in order to have them wait for each other in the desired order. Following this, we learned to use conditionals and mutex to properly communicate between threads and allow for termination when we want it. </text:p></draw:text-box></draw:frame></text:p>
      <text:p text:style-name="P2">Lab Questions:</text:p>
      <text:p text:style-name="P2"/>
      <text:p text:style-name="P2">3.1:</text:p>
      <text:p text:style-name="P9"><text:span text:style-name="T1">6pts <text:s/></text:span>To make sure the main terminates before the threads finish,</text:p>
      <text:p text:style-name="P9">add a sleep(5) statement in the beginning of the thread functions.</text:p>
      <text:p text:style-name="P9">Can you see the threads' output? Why?</text:p>
      <text:p text:style-name="P9"><draw:frame draw:style-name="fr1" draw:name="Frame2" text:anchor-type="char" svg:x="-0.0335in" svg:y="0.0346in" svg:width="5.5929in" svg:height="2.6917in" draw:z-index="0"><draw:text-box><text:p text:style-name="P5">We cannot see the threads output when sleep(5) is added to the code as this causes main to finish much more quickly than its child processes. Once main terminates, there is no place for the threads to return but the parent process they were assigned to.</text:p></draw:text-box></draw:frame><text:span text:style-name="T1">2pts <text:s/></text:span>Add the two <text:span text:style-name="T4">pthread_join</text:span><text:span text:style-name="T1"> </text:span>statements just before the printf statement in</text:p>
      <text:p text:style-name="P9">main. Pass a value of NULL for the second argument. Recompile and rerun the program. What is the output? Why?</text:p>
      <text:p text:style-name="P9"/>
      <text:p text:style-name="P9"><draw:frame draw:style-name="fr1" draw:name="Frame3" text:anchor-type="char" svg:x="0in" svg:y="0.0646in" svg:width="5.7598in" svg:height="1.0846in" draw:z-index="1"><draw:text-box><text:p text:style-name="P5">After adding the two pthread_join statements just before the printf() statement, we are telling main that it cannot finish unless these two threads are already finished.</text:p></draw:text-box></draw:frame><text:soft-page-break/><text:span text:style-name="T1">2pts</text:span> <text:s/>Include your commented code.</text:p>
      <text:p text:style-name="P7">/* t1.c </text:p>
      <text:p text:style-name="P7"><text:s text:c="3"/>use mutex to access critical area </text:p>
      <text:p text:style-name="P7"><text:s text:c="3"/>compile use: gcc -o t1 t1.c -lpthread </text:p>
      <text:p text:style-name="P7">*/</text:p>
      <text:p text:style-name="P7"/>
      <text:p text:style-name="P7">#include &lt;stdio.h&gt;</text:p>
      <text:p text:style-name="P7">#include &lt;pthread.h&gt;</text:p>
      <text:p text:style-name="P7"/>
      <text:p text:style-name="P7">/* define two routines called by threads*/</text:p>
      <text:p text:style-name="P7">void <text:tab/>increment();<text:tab/>// increment global variable<text:tab/><text:tab/> <text:s text:c="3"/></text:p>
      <text:p text:style-name="P7">void<text:tab/>decrement();<text:tab/>// decrement global variable</text:p>
      <text:p text:style-name="P7"/>
      <text:p text:style-name="P7"/>
      <text:p text:style-name="P7">/* global variable: mutex*/</text:p>
      <text:p text:style-name="P7">pthread_mutex_t mutex; <text:s/><text:tab/><text:tab/><text:tab/><text:tab/></text:p>
      <text:p text:style-name="P7"/>
      <text:p text:style-name="P7">/*global variable: counter*/</text:p>
      <text:p text:style-name="P7">int v;</text:p>
      <text:p text:style-name="P7"/>
      <text:p text:style-name="P7"/>
      <text:p text:style-name="P7">int main (int argc, char *argv[])</text:p>
      <text:p text:style-name="P7">{</text:p>
      <text:p text:style-name="P7"><text:s text:c="2"/>/* thread id or type*/</text:p>
      <text:p text:style-name="P7"><text:s text:c="2"/>pthread_t <text:tab/>tid_increment;<text:tab/><text:tab/><text:tab/></text:p>
      <text:p text:style-name="P7"><text:s text:c="2"/>pthread_t<text:tab/>tid_decrement; </text:p>
      <text:p text:style-name="P7"><text:s text:c="2"/></text:p>
      <text:p text:style-name="P7"><text:s text:c="2"/>/*initialize v as 0*/</text:p>
      <text:p text:style-name="P7"><text:s text:c="2"/>v = 0;</text:p>
      <text:p text:style-name="P7"><text:s text:c="2"/></text:p>
      <text:p text:style-name="P7"><text:s text:c="2"/>/* mutex initialization*/</text:p>
      <text:p text:style-name="P7"><text:s text:c="2"/>pthread_mutex_init(&amp;mutex, NULL);<text:tab/></text:p>
      <text:p text:style-name="P7"><text:s text:c="2"/></text:p>
      <text:p text:style-name="P7"><text:s text:c="2"/>/* thread creation */</text:p>
      <text:p text:style-name="P7"><text:s text:c="2"/>pthread_create(&amp;tid_increment, NULL, (void*)&amp;increment, NULL); </text:p>
      <text:p text:style-name="P7"><text:s text:c="2"/>pthread_create(&amp;tid_decrement, NULL, (void*)&amp;decrement, NULL); </text:p>
      <text:p text:style-name="P7"><text:s text:c="2"/></text:p>
      <text:p text:style-name="P7"><text:s text:c="2"/>/* main waits for the two threads to finish */</text:p>
      <text:p text:style-name="P7"><text:soft-page-break/><text:s text:c="2"/>pthread_join(tid_increment, NULL); <text:s/></text:p>
      <text:p text:style-name="P7"><text:s text:c="2"/>pthread_join(tid_decrement, NULL);</text:p>
      <text:p text:style-name="P7"><text:s text:c="2"/></text:p>
      <text:p text:style-name="P7"><text:s text:c="2"/>printf("v=%d\n",v);</text:p>
      <text:p text:style-name="P7"><text:s text:c="2"/></text:p>
      <text:p text:style-name="P7"><text:s text:c="2"/>return 0;</text:p>
      <text:p text:style-name="P7">}</text:p>
      <text:p text:style-name="P7"/>
      <text:p text:style-name="P7">void increment()</text:p>
      <text:p text:style-name="P7">{ <text:s text:c="2"/></text:p>
      <text:p text:style-name="P7"><text:s text:c="2"/>int i;</text:p>
      <text:p text:style-name="P7"><text:s text:c="2"/>int a;</text:p>
      <text:p text:style-name="P7"><text:s text:c="2"/>for( i = 0; i &lt; 99; i++) </text:p>
      <text:p text:style-name="P7"><text:s text:c="2"/>{<text:tab/></text:p>
      <text:p text:style-name="P7">// <text:s text:c="3"/>pthread_mutex_lock(&amp;mutex);</text:p>
      <text:p text:style-name="P7"><text:s text:c="4"/></text:p>
      <text:p text:style-name="P7"><text:s text:c="4"/>/* critical section */</text:p>
      <text:p text:style-name="P7"><text:s text:c="4"/>a = v + 10;</text:p>
      <text:p text:style-name="P7"><text:s text:c="4"/>usleep(1);</text:p>
      <text:p text:style-name="P7"><text:s text:c="4"/>v = a;</text:p>
      <text:p text:style-name="P7"><text:s text:c="4"/>/* end of critical section */</text:p>
      <text:p text:style-name="P7"><text:s text:c="4"/></text:p>
      <text:p text:style-name="P7">// <text:s text:c="3"/>pthread_mutex_unlock(&amp;mutex);</text:p>
      <text:p text:style-name="P7"><text:s text:c="2"/>}</text:p>
      <text:p text:style-name="P7">}</text:p>
      <text:p text:style-name="P7">void decrement()</text:p>
      <text:p text:style-name="P7">{<text:tab/></text:p>
      <text:p text:style-name="P7"><text:s text:c="2"/>int <text:s/>i;</text:p>
      <text:p text:style-name="P7"><text:s text:c="2"/>int <text:s/>a;</text:p>
      <text:p text:style-name="P7"><text:s text:c="2"/></text:p>
      <text:p text:style-name="P7"><text:s text:c="2"/>for(i = 0; i &lt; 99; i++)</text:p>
      <text:p text:style-name="P7"><text:s text:c="2"/>{<text:tab/></text:p>
      <text:p text:style-name="P7">// <text:s text:c="3"/>pthread_mutex_lock(&amp;mutex);</text:p>
      <text:p text:style-name="P7"><text:s text:c="4"/></text:p>
      <text:p text:style-name="P7"><text:s text:c="4"/>/* critical section */</text:p>
      <text:p text:style-name="P7"><text:s text:c="4"/>a = v - 10;</text:p>
      <text:p text:style-name="P7"><text:s text:c="4"/>usleep(2);</text:p>
      <text:p text:style-name="P7"><text:s text:c="4"/>v = a;</text:p>
      <text:p text:style-name="P7"><text:s text:c="4"/>/* end of critical section */</text:p>
      <text:p text:style-name="P7"><text:s text:c="4"/></text:p>
      <text:p text:style-name="P7">// <text:s text:c="3"/>pthread_mutex_unlock(&amp;mutex);</text:p>
      <text:p text:style-name="P7"><text:s text:c="2"/>}</text:p>
      <text:p text:style-name="P7">}</text:p>
      <text:p text:style-name="P6"/>
      <text:p text:style-name="P3"><text:soft-page-break/>3.2:</text:p>
      <text:p text:style-name="P4">3.2.1:</text:p>
      <text:p text:style-name="P9"><text:span text:style-name="T1">2pts</text:span> <text:s/>Compile and run t1.c, what is the output value of v?</text:p>
      <text:p text:style-name="P10"><draw:frame draw:style-name="fr1" draw:name="Frame5" text:anchor-type="char" svg:x="0in" svg:y="0.0646in" svg:width="5.7598in" svg:height="0.6957in" draw:z-index="2"><draw:text-box><text:p text:style-name="P5">Value of v = 0</text:p></draw:text-box></draw:frame></text:p>
      <text:p text:style-name="P9"/>
      <text:p text:style-name="P9"/>
      <text:p text:style-name="P9"/>
      <text:p text:style-name="P12"/>
      <text:p text:style-name="P9"><text:span text:style-name="T1">8pts</text:span> <text:s/>Delete the <text:span text:style-name="T4">pthread_mutex_lock</text:span> and <text:span text:style-name="T4">pthread_mutex_unlock</text:span> statement in both increment and decrement threads. Recompile and rerun t1.c, what is the output value of v? Explain why the output is the same, or different.</text:p>
      <text:p text:style-name="P12"><draw:frame draw:style-name="fr1" draw:name="Frame6" text:anchor-type="char" svg:x="-0.0335in" svg:y="0.1236in" svg:width="5.7598in" svg:height="2.4862in" draw:z-index="4"><draw:text-box><text:p text:style-name="P5">Value of v = 990</text:p><text:p text:style-name="P5">Once we remove the mutex_lock/unlock from the function calls, we effectively eliminate all restrictions on access to the critical region. Therefor, as increment sleeps for longer intervals it will take longer to execute to completion.</text:p></draw:text-box></draw:frame>3.2.2:</text:p>
      <text:p text:style-name="P9"><text:span text:style-name="T1">10pts</text:span> <text:s/>Include your modified code with your lab submission and comment</text:p>
      <text:p text:style-name="P9">on what you added or changed.</text:p>
      <text:p text:style-name="P10"/>
      <text:p text:style-name="P11">/* t2.c</text:p>
      <text:p text:style-name="P11"><text:s text:c="3"/>synchronize threads through mutex and conditional variable </text:p>
      <text:p text:style-name="P11"><text:s text:c="3"/>To compile use: gcc -o t2 t2.c -lpthread </text:p>
      <text:p text:style-name="P11">*/ </text:p>
      <text:p text:style-name="P11"/>
      <text:p text:style-name="P11">#include &lt;stdio.h&gt;</text:p>
      <text:p text:style-name="P11">#include &lt;pthread.h&gt;</text:p>
      <text:p text:style-name="P11"/>
      <text:p text:style-name="P11">void <text:tab/>hello(); <text:s text:c="3"/>// define two routines called by threads <text:s text:c="3"/></text:p>
      <text:p text:style-name="P11">void <text:tab/>world(); <text:s text:c="8"/><text:tab/></text:p>
      <text:p text:style-name="P11">void <text:s text:c="3"/>again();</text:p>
      <text:p text:style-name="P11">/* global variable shared by threads */</text:p>
      <text:p text:style-name="P11"><text:soft-page-break/>pthread_mutex_t <text:tab/>mutex; <text:s/><text:tab/><text:tab/>// mutex</text:p>
      <text:p text:style-name="P11">pthread_cond_t <text:tab/><text:tab/>done_hello; <text:tab/>// conditional variable</text:p>
      <text:p text:style-name="P11">pthread_cond_t<text:tab/><text:tab/>done_world;</text:p>
      <text:p text:style-name="P11">int <text:tab/><text:tab/><text:tab/>done = 0; <text:s text:c="5"/><text:tab/>// testing variable</text:p>
      <text:p text:style-name="P11"/>
      <text:p text:style-name="P11">int main (int argc, char *argv[]){</text:p>
      <text:p text:style-name="P11"><text:s text:c="4"/>pthread_t <text:tab/>tid_hello, // thread id <text:s/></text:p>
      <text:p text:style-name="P11"><text:s text:c="4"/><text:tab/><text:tab/>tid_world,</text:p>
      <text:p text:style-name="P11"><text:tab/><text:tab/>tid_again; </text:p>
      <text:p text:style-name="P11"><text:s text:c="4"/>/* <text:s/>initialization on mutex and cond variable <text:s/>*/ </text:p>
      <text:p text:style-name="P11"><text:s text:c="4"/>pthread_mutex_init(&amp;mutex, NULL);</text:p>
      <text:p text:style-name="P11"><text:s text:c="4"/>pthread_cond_init(&amp;done_hello, NULL); </text:p>
      <text:p text:style-name="P11"><text:s text:c="4"/>pthread_cond_init(&amp;done_world, NULL); <text:s text:c="2"/></text:p>
      <text:p text:style-name="P11"><text:s/></text:p>
      <text:p text:style-name="P11"><text:s text:c="4"/>pthread_create(&amp;tid_hello, NULL, (void*)&amp;hello, NULL); //thread creation</text:p>
      <text:p text:style-name="P11"><text:s text:c="4"/>pthread_create(&amp;tid_world, NULL, (void*)&amp;world, NULL); //thread creation </text:p>
      <text:p text:style-name="P11"><text:s text:c="4"/>pthread_create(&amp;tid_again, NULL, (void*)&amp;again, NULL);</text:p>
      <text:p text:style-name="P11"><text:s text:c="4"/>/* main waits for the two threads to finish */</text:p>
      <text:p text:style-name="P11"><text:s text:c="4"/>pthread_join(tid_hello, NULL); <text:s/></text:p>
      <text:p text:style-name="P11"><text:s text:c="4"/>pthread_join(tid_world, NULL);</text:p>
      <text:p text:style-name="P11"><text:s text:c="4"/>pthread_join(tid_again, NULL);</text:p>
      <text:p text:style-name="P11"/>
      <text:p text:style-name="P11"><text:s text:c="4"/>printf("\n");</text:p>
      <text:p text:style-name="P11"><text:s text:c="4"/>return 0;</text:p>
      <text:p text:style-name="P11">}</text:p>
      <text:p text:style-name="P11"/>
      <text:p text:style-name="P11">void hello() {</text:p>
      <text:p text:style-name="P11"><text:s text:c="4"/>pthread_mutex_lock(&amp;mutex);</text:p>
      <text:p text:style-name="P11"><text:s text:c="4"/>printf("hello ");</text:p>
      <text:p text:style-name="P11"><text:s text:c="4"/>fflush(stdout); <text:tab/>// flush buffer to allow instant print out</text:p>
      <text:p text:style-name="P11"><text:s text:c="4"/>done = 1;</text:p>
      <text:p text:style-name="P11"><text:s text:c="4"/>pthread_cond_signal(&amp;done_hello);<text:tab/>// signal world() thread</text:p>
      <text:p text:style-name="P11"><text:s text:c="4"/>pthread_mutex_unlock(&amp;mutex);<text:tab/>// unlocks mutex to allow world to print</text:p>
      <text:p text:style-name="P11"><text:s text:c="4"/>return ;</text:p>
      <text:p text:style-name="P11">}</text:p>
      <text:p text:style-name="P11"/>
      <text:p text:style-name="P11"/>
      <text:p text:style-name="P11">void world() {</text:p>
      <text:p text:style-name="P11"><text:s text:c="4"/>pthread_mutex_lock(&amp;mutex);</text:p>
      <text:p text:style-name="P11"/>
      <text:p text:style-name="P11"><text:s text:c="4"/>/* world thread waits until done == 1. */</text:p>
      <text:p text:style-name="P11"><text:s text:c="4"/>while(done == 0) </text:p>
      <text:p text:style-name="P11"><text:tab/>pthread_cond_wait(&amp;done_hello, &amp;mutex);</text:p>
      <text:p text:style-name="P11"/>
      <text:p text:style-name="P11"><text:soft-page-break/><text:s text:c="4"/>done = 2;</text:p>
      <text:p text:style-name="P11"><text:s text:c="4"/>printf("world ");</text:p>
      <text:p text:style-name="P11"><text:s text:c="4"/>fflush(stdout);</text:p>
      <text:p text:style-name="P11"><text:s text:c="4"/>pthread_cond_signal(&amp;done_world);</text:p>
      <text:p text:style-name="P11"><text:s text:c="4"/>pthread_mutex_unlock(&amp;mutex); // unlocks mutex</text:p>
      <text:p text:style-name="P11"/>
      <text:p text:style-name="P11"><text:s text:c="4"/>return;</text:p>
      <text:p text:style-name="P11">}</text:p>
      <text:p text:style-name="P11"/>
      <text:p text:style-name="P11">// Again function</text:p>
      <text:p text:style-name="P11">void again() {</text:p>
      <text:p text:style-name="P11"><text:s text:c="3"/>// Lock the mutex</text:p>
      <text:p text:style-name="P11"><text:s text:c="3"/>pthread_mutex_lock(&amp;mutex);</text:p>
      <text:p text:style-name="P11"><text:s text:c="3"/></text:p>
      <text:p text:style-name="P11"><text:s text:c="3"/>// We want to wait for a signal from world()</text:p>
      <text:p text:style-name="P11"><text:s text:c="3"/>while(done &lt;= 1)</text:p>
      <text:p text:style-name="P11"><text:tab/>pthread_cond_wait(&amp;done_world, &amp;mutex);</text:p>
      <text:p text:style-name="P11"/>
      <text:p text:style-name="P11"><text:s text:c="3"/>printf("again!");</text:p>
      <text:p text:style-name="P11"><text:s text:c="3"/>fflush(stdout);</text:p>
      <text:p text:style-name="P11"><text:s text:c="3"/></text:p>
      <text:p text:style-name="P11"><text:s text:c="3"/>// Release the mutex</text:p>
      <text:p text:style-name="P11"><text:s text:c="3"/>pthread_mutex_unlock(&amp;mutex);</text:p>
      <text:p text:style-name="P11"><text:s text:c="3"/></text:p>
      <text:p text:style-name="P11"><text:s text:c="3"/>return;</text:p>
      <text:p text:style-name="P11">}</text:p>
      <text:p text:style-name="P11"/>
      <text:p text:style-name="P3"/>
      <text:p text:style-name="P3">3.3:</text:p>
      <text:p text:style-name="P9"><text:span text:style-name="T1">20pts</text:span> <text:s/>Include your modified code with your lab submission and comment on what you added or changed.</text:p>
      <text:p text:style-name="P10"/>
      <text:p text:style-name="P11">/*</text:p>
      <text:p text:style-name="P11"><text:s/>* Fill in the "producer" function to satisfy the requirements </text:p>
      <text:p text:style-name="P11"><text:s/>* set forth in the lab description.</text:p>
      <text:p text:style-name="P11"><text:s/>*/</text:p>
      <text:p text:style-name="P11"/>
      <text:p text:style-name="P11">#include &lt;pthread.h&gt;</text:p>
      <text:p text:style-name="P11">#include &lt;stdio.h&gt;</text:p>
      <text:p text:style-name="P11">#include &lt;stdlib.h&gt;</text:p>
      <text:p text:style-name="P11">#include &lt;time.h&gt;</text:p>
      <text:p text:style-name="P11"/>
      <text:p text:style-name="P11">/* </text:p>
      <text:p text:style-name="P11"><text:s/>* the total number of consumer threads created.</text:p>
      <text:p text:style-name="P11"><text:soft-page-break/><text:s/>* each consumer thread consumes one item</text:p>
      <text:p text:style-name="P11"><text:s/>*/</text:p>
      <text:p text:style-name="P11">#define TOTAL_CONSUMER_THREADS 100</text:p>
      <text:p text:style-name="P11"/>
      <text:p text:style-name="P11">/* This is the number of items produced by the producer each time. */</text:p>
      <text:p text:style-name="P11">#define NUM_ITEMS_PER_PRODUCE <text:s/>10</text:p>
      <text:p text:style-name="P11"/>
      <text:p text:style-name="P11">/*</text:p>
      <text:p text:style-name="P11"><text:s/>* the two functions for the producer and </text:p>
      <text:p text:style-name="P11"><text:s/>* the consumer, respectively</text:p>
      <text:p text:style-name="P11"><text:s/>*/</text:p>
      <text:p text:style-name="P11">void *producer(void *); <text:s text:c="3"/></text:p>
      <text:p text:style-name="P11">void *consumer(void *);</text:p>
      <text:p text:style-name="P11"/>
      <text:p text:style-name="P11"/>
      <text:p text:style-name="P11">/********** global variables begin *******/</text:p>
      <text:p text:style-name="P11"/>
      <text:p text:style-name="P11">pthread_mutex_t <text:s/>mut;</text:p>
      <text:p text:style-name="P11">pthread_cond_t <text:tab/> producer_cv; <text:tab/></text:p>
      <text:p text:style-name="P11">pthread_cond_t<text:tab/> consumer_cv;</text:p>
      <text:p text:style-name="P11">int <text:s text:c="13"/>supply = 0; <text:s/>/* inventory remaining */</text:p>
      <text:p text:style-name="P11"/>
      <text:p text:style-name="P11">/* </text:p>
      <text:p text:style-name="P11"><text:s/>* Number of consumer threads that are yet to consume items. <text:s/>Remember</text:p>
      <text:p text:style-name="P11"><text:s/>* that each consumer thread consumes only one item, so initially, this </text:p>
      <text:p text:style-name="P11"><text:s/>* is set to TOTAL_CONSUMER_THREADS</text:p>
      <text:p text:style-name="P11"><text:s/>*/</text:p>
      <text:p text:style-name="P11">int <text:s/>num_cons_remaining = TOTAL_CONSUMER_THREADS; <text:s text:c="2"/></text:p>
      <text:p text:style-name="P11"/>
      <text:p text:style-name="P11">/************** global variables end ****************************/</text:p>
      <text:p text:style-name="P11"/>
      <text:p text:style-name="P11"/>
      <text:p text:style-name="P11"/>
      <text:p text:style-name="P11">int main(int argc, char * argv[])</text:p>
      <text:p text:style-name="P11">{</text:p>
      <text:p text:style-name="P11"><text:s text:c="2"/>pthread_t prod_tid;</text:p>
      <text:p text:style-name="P11"><text:s text:c="2"/>pthread_t cons_tid[TOTAL_CONSUMER_THREADS];</text:p>
      <text:p text:style-name="P11"><text:s text:c="2"/>int <text:s text:c="6"/>thread_index[TOTAL_CONSUMER_THREADS];</text:p>
      <text:p text:style-name="P11"><text:s text:c="2"/>int <text:s text:c="6"/>i;</text:p>
      <text:p text:style-name="P11"/>
      <text:p text:style-name="P11"><text:s text:c="2"/>/********** initialize mutex and condition variables ***********/</text:p>
      <text:p text:style-name="P11"><text:s text:c="2"/>pthread_mutex_init(&amp;mut, NULL);</text:p>
      <text:p text:style-name="P11"><text:s text:c="2"/>pthread_cond_init(&amp;producer_cv, NULL);</text:p>
      <text:p text:style-name="P11"><text:s text:c="2"/>pthread_cond_init(&amp;consumer_cv, NULL);</text:p>
      <text:p text:style-name="P11"><text:soft-page-break/><text:s text:c="2"/>/***************************************************************/</text:p>
      <text:p text:style-name="P11"/>
      <text:p text:style-name="P11"/>
      <text:p text:style-name="P11"><text:s text:c="2"/>/* create producer thread */</text:p>
      <text:p text:style-name="P11"><text:s text:c="2"/>pthread_create(&amp;prod_tid, NULL, producer, NULL);</text:p>
      <text:p text:style-name="P11"/>
      <text:p text:style-name="P11"><text:s text:c="2"/>/* create consumer thread */</text:p>
      <text:p text:style-name="P11"><text:s text:c="2"/>for (i = 0; i &lt; TOTAL_CONSUMER_THREADS; i++)</text:p>
      <text:p text:style-name="P11"><text:s text:c="2"/>{</text:p>
      <text:p text:style-name="P11"><text:s text:c="4"/>thread_index[i] = i;</text:p>
      <text:p text:style-name="P11"><text:s text:c="4"/>pthread_create(&amp;cons_tid[i], NULL, </text:p>
      <text:p text:style-name="P11"><text:tab/><text:tab/> <text:s text:c="2"/>consumer, (void *)&amp;thread_index[i]);</text:p>
      <text:p text:style-name="P11"><text:s text:c="2"/>}</text:p>
      <text:p text:style-name="P11"/>
      <text:p text:style-name="P11"><text:s text:c="2"/>/* join all threads */</text:p>
      <text:p text:style-name="P11"><text:s text:c="2"/>pthread_join(prod_tid, NULL);</text:p>
      <text:p text:style-name="P11"><text:s text:c="2"/>for (i = 0; i &lt; TOTAL_CONSUMER_THREADS; i++)</text:p>
      <text:p text:style-name="P11"><text:s text:c="4"/>pthread_join(cons_tid[i], NULL);</text:p>
      <text:p text:style-name="P11"/>
      <text:p text:style-name="P11"><text:s text:c="2"/>printf("All threads complete\n");</text:p>
      <text:p text:style-name="P11"/>
      <text:p text:style-name="P11"><text:s text:c="2"/>return 0;</text:p>
      <text:p text:style-name="P11">}</text:p>
      <text:p text:style-name="P11"/>
      <text:p text:style-name="P11"/>
      <text:p text:style-name="P11"/>
      <text:p text:style-name="P11"/>
      <text:p text:style-name="P11">/***************** Consumers and Producers ******************/</text:p>
      <text:p text:style-name="P11"/>
      <text:p text:style-name="P11">void *producer(void *arg)</text:p>
      <text:p text:style-name="P11">{</text:p>
      <text:p text:style-name="P11"><text:s text:c="2"/>int producer_done = 0;</text:p>
      <text:p text:style-name="P11"/>
      <text:p text:style-name="P11"><text:s text:c="2"/>while (!producer_done)</text:p>
      <text:p text:style-name="P11"><text:s text:c="2"/>{</text:p>
      <text:p text:style-name="P11"><text:s text:c="4"/>/* Wait until supply dwindles to zero */</text:p>
      <text:p text:style-name="P11"><text:s text:c="4"/>while(supply &gt; 0 &amp;&amp; num_cons_remaining &gt; 0)</text:p>
      <text:p text:style-name="P11"><text:s text:c="6"/>pthread_cond_wait(&amp;producer_cv, &amp;mut);</text:p>
      <text:p text:style-name="P11"/>
      <text:p text:style-name="P11"><text:s text:c="4"/>// Once our supplies is zero, and we still have</text:p>
      <text:p text:style-name="P11"><text:s text:c="4"/>// threads left, produce 10 supplies</text:p>
      <text:p text:style-name="P11"><text:s text:c="4"/>if(supply == 0 &amp;&amp; num_cons_remaining &gt; 0)</text:p>
      <text:p text:style-name="P11"><text:s text:c="4"/>{</text:p>
      <text:p text:style-name="P11"><text:s text:c="6"/>supply += 10;</text:p>
      <text:p text:style-name="P11"><text:soft-page-break/><text:s text:c="6"/>pthread_cond_broadcast(&amp;consumer_cv);</text:p>
      <text:p text:style-name="P11"><text:s text:c="4"/>}</text:p>
      <text:p text:style-name="P11"><text:s text:c="4"/>else </text:p>
      <text:p text:style-name="P11"><text:s text:c="4"/>{</text:p>
      <text:p text:style-name="P11"><text:s text:c="6"/>// Once there are no more consumeres, terminate</text:p>
      <text:p text:style-name="P11"><text:s text:c="6"/>producer_done++;</text:p>
      <text:p text:style-name="P11"><text:s text:c="4"/>}</text:p>
      <text:p text:style-name="P11"><text:s text:c="2"/>}</text:p>
      <text:p text:style-name="P11"><text:s text:c="2"/>return NULL;</text:p>
      <text:p text:style-name="P11">}</text:p>
      <text:p text:style-name="P11"/>
      <text:p text:style-name="P11"/>
      <text:p text:style-name="P11">void *consumer(void *arg)</text:p>
      <text:p text:style-name="P11">{</text:p>
      <text:p text:style-name="P11"><text:s text:c="2"/>int cid = *((int *)arg);</text:p>
      <text:p text:style-name="P11"/>
      <text:p text:style-name="P11"><text:s text:c="2"/>pthread_mutex_lock(&amp;mut);</text:p>
      <text:p text:style-name="P11"><text:s text:c="2"/>while (supply == 0)</text:p>
      <text:p text:style-name="P11"><text:s text:c="4"/>pthread_cond_wait(&amp;consumer_cv, &amp;mut);</text:p>
      <text:p text:style-name="P11"/>
      <text:p text:style-name="P11"><text:s text:c="2"/>printf("consumer thread id %d consumes an item\n", cid);</text:p>
      <text:p text:style-name="P11"><text:s text:c="2"/>fflush(stdin);</text:p>
      <text:p text:style-name="P11"/>
      <text:p text:style-name="P11"><text:s text:c="2"/>supply--;</text:p>
      <text:p text:style-name="P11"><text:s text:c="2"/>if (supply == 0)</text:p>
      <text:p text:style-name="P11"><text:s text:c="4"/>pthread_cond_broadcast(&amp;producer_cv);</text:p>
      <text:p text:style-name="P11"/>
      <text:p text:style-name="P11"><text:s text:c="2"/>num_cons_remaining--;</text:p>
      <text:p text:style-name="P11"/>
      <text:p text:style-name="P11"><text:s text:c="2"/>pthread_mutex_unlock(&amp;mut);</text:p>
      <text:p text:style-name="P11"/>
      <text:p text:style-name="P11"><text:s text:c="2"/>return NULL;</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top="0.1945in" fo:margin-bottom="0.1945in" loext:contextual-spacing="false" fo:orphans="2" fo:widows="2"/>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1:14:00</meta:creation-date>
    <dc:creator>drewu </dc:creator>
    <dc:date>2017-10-04T00:26:57.575570637</dc:date>
    <meta:editing-cycles>3</meta:editing-cycles>
    <meta:editing-duration>PT11M30S</meta:editing-duration>
    <meta:document-statistic meta:table-count="0" meta:image-count="0" meta:object-count="0" meta:page-count="9" meta:paragraph-count="270" meta:word-count="1094" meta:character-count="8232" meta:non-whitespace-character-count="6756"/>
    <meta:generator>LibreOffice/5.0.6.2$Linux_X86_64 LibreOffice_project/00$Build-2</meta:generator>
    <meta:user-defined meta:name="KSOProductBuildVer">1033-9.1.0.4746</meta:user-defined>
  </office:meta>
</office:document-meta>
</file>